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2266" officeooo:paragraph-rsid="00152266"/>
    </style:style>
    <style:style style:name="P2" style:family="paragraph" style:parent-style-name="Standard">
      <style:text-properties officeooo:rsid="0015b359" officeooo:paragraph-rsid="0015b359"/>
    </style:style>
    <style:style style:name="P3" style:family="paragraph" style:parent-style-name="Standard">
      <style:text-properties fo:font-style="normal" officeooo:rsid="0016da00" officeooo:paragraph-rsid="0016da00" style:font-style-asian="normal" style:font-style-complex="normal"/>
    </style:style>
    <style:style style:name="P4" style:family="paragraph" style:parent-style-name="Standard">
      <style:text-properties fo:font-style="italic" officeooo:rsid="0015b359" officeooo:paragraph-rsid="0015b359" style:font-style-asian="italic" style:font-style-complex="italic"/>
    </style:style>
    <style:style style:name="P5" style:family="paragraph" style:parent-style-name="Standard">
      <style:text-properties fo:font-style="italic" officeooo:rsid="001d060a" officeooo:paragraph-rsid="001d060a" style:font-style-asian="italic" style:font-style-complex="italic"/>
    </style:style>
    <style:style style:name="P6" style:family="paragraph" style:parent-style-name="Standard">
      <style:text-properties fo:font-style="normal" officeooo:rsid="0016da00" officeooo:paragraph-rsid="0016da00" style:font-style-asian="normal" style:font-style-complex="normal"/>
    </style:style>
    <style:style style:name="P7" style:family="paragraph" style:parent-style-name="Standard">
      <style:text-properties fo:font-style="normal" officeooo:rsid="001d060a" officeooo:paragraph-rsid="001d060a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ipting tutorial:</text:p>
      <text:p text:style-name="P1"><text:a xlink:type="simple" xlink:href="https://www.youtube.com/watch?v=vQv4W-JfrmQ&amp;list=PLS1QulWo1RIYmaxcEqw5JhK3b-6rgdWO_&amp;index=2" text:style-name="Internet_20_link" text:visited-style-name="Visited_20_Internet_20_Link">https://www.youtube.com/watch?v=vQv4W-JfrmQ&amp;list=PLS1QulWo1RIYmaxcEqw5JhK3b-6rgdWO_&amp;index=2</text:a></text:p>
      <text:p text:style-name="P1"/>
      <text:p text:style-name="P1">fist create a file </text:p>
      <text:p text:style-name="P1">$ touch hello.sh</text:p>
      <text:p text:style-name="P1">edit the file </text:p>
      <text:p text:style-name="P1">it should start with #! <text:s text:c="2"/>/bin/bash <text:s text:c="2"/>(this is location)</text:p>
      <text:p text:style-name="P1"><text:s text:c="34"/>echo “helloworld”</text:p>
      <text:p text:style-name="P1">save this and to give exicutable permission to that file</text:p>
      <text:p text:style-name="P1"><text:s text:c="5"/>$chmod +x hello.sh <text:s/></text:p>
      <text:p text:style-name="P1">exicute the script </text:p>
      <text:p text:style-name="P1"><text:s text:c="2"/>$./hello.sh <text:s text:c="2"/>or sh &lt;ilenane&gt;</text:p>
      <text:p text:style-name="P1"/>
      <text:p text:style-name="P1">in script to give a comment use # (his willnot exicute)</text:p>
      <text:p text:style-name="P1">ex:</text:p>
      <text:p text:style-name="P1"><text:s/># this script is for hello world example </text:p>
      <text:p text:style-name="P1"/>
      <text:p text:style-name="P1">another ex:</text:p>
      <text:p text:style-name="P2">#! /bin/bash</text:p>
      <text:p text:style-name="P2"># this is a basic shell script </text:p>
      <text:p text:style-name="P2">echo "hellow world"</text:p>
      <text:p text:style-name="P2">echo this my bash $BASH</text:p>
      <text:p text:style-name="P2">echo this is my version $BASH_VERSION</text:p>
      <text:p text:style-name="P2">echo this is my home $HOME</text:p>
      <text:p text:style-name="P2">name= ravi <text:s text:c="12"/>--<text:span text:style-name="T1">this is variable</text:span></text:p>
      <text:p text:style-name="P2">echo the name is $name</text:p>
      <text:p text:style-name="P2">value=10 </text:p>
      <text:p text:style-name="P2">echo the value is $value</text:p>
      <text:p text:style-name="P2"/>
      <text:p text:style-name="P2">--<text:span text:style-name="T1">in script the variable should not start with value . <text:s text:c="8"/></text:span></text:p>
      <text:p text:style-name="P4"><text:s/>(i stored all scripts in /home/ikshwaku/shellscripts)</text:p>
      <text:p text:style-name="P4"/>
      <text:p text:style-name="P4">ex: for variables</text:p>
      <text:p text:style-name="Text_20_body">-- to read the parameters</text:p>
      <text:p text:style-name="P4"/>
      <text:p text:style-name="P3">! /bin/bash</text:p>
      <text:p text:style-name="P3"># this is basic shell script about variables </text:p>
      <text:p text:style-name="P3">echo "enternames"</text:p>
      <text:p text:style-name="P3">read name <text:s text:c="31"/><text:span text:style-name="T1">--</text:span>--<text:span text:style-name="T1">to enter the multiple values name1 <text:s text:c="2"/>name2 <text:s/>..etc</text:span></text:p>
      <text:p text:style-name="P3">echo "the name is: $name" <text:s text:c="4"/>--<text:span text:style-name="T1">to enter the multiple values $name1 <text:s text:c="2"/>$name2 ..etc</text:span></text:p>
      <text:p text:style-name="P3">echo "enter the value"</text:p>
      <text:p text:style-name="P3">read value</text:p>
      <text:p text:style-name="P3">echo "the value is:$value" <text:s text:c="14"/></text:p>
      <text:p text:style-name="P3"/>
      <text:p text:style-name="P3">--<text:span text:style-name="T1">variables are case sensitive</text:span></text:p>
      <text:p text:style-name="P3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if statement :</text:p>
      <text:p text:style-name="P7">#! /bin/bash</text:p>
      <text:p text:style-name="P7"/>
      <text:p text:style-name="P7">r=10 <text:s/>---<text:span text:style-name="T1">vairiable <text:s text:c="4"/>(tack care of spaces also)</text:span></text:p>
      <text:p text:style-name="P5"/>
      <text:p text:style-name="P7">if [ $r -eq <text:s/>10 ] --<text:span text:style-name="T1">condition</text:span></text:p>
      <text:p text:style-name="P7">then</text:p>
      <text:p text:style-name="P7">echo "the statement is true" --<text:span text:style-name="T1">-statement</text:span></text:p>
      <text:p text:style-name="P7">fi <text:s text:c="7"/>--<text:span text:style-name="T1">this is 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5:36:10.155426960</meta:creation-date>
    <dc:date>2017-06-28T23:10:08.558007698</dc:date>
    <meta:editing-duration>PT1H5M1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223" meta:character-count="1435" meta:non-whitespace-character-count="1119"/>
  </office:meta>
</office:document-meta>
</file>